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1">
          <table:table-cell/>
          <table:table-cell table:style-name="ce154"/>
          <table:table-cell table:style-name="ce160" office:value-type="string" calcext:value-type="string">
            <text:p>Best Tower PC Build Low End 2 2024</text:p>
          </table:table-cell>
          <table:table-cell table:style-name="ce198"/>
          <table:table-cell table:number-columns-repeated="2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4" table:number-columns-repeated="2"/>
          <table:table-cell table:style-name="ce198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671000" calcext:value-type="float">
            <text:p>1,671,000 </text:p>
          </table:table-cell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5210000" calcext:value-type="float">
            <text:p>5,21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number-columns-repeated="4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29:.D47])" office:value-type="float" office:value="14521000" calcext:value-type="float">
            <text:p>14,5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29:.D41])-[.D35]" office:value-type="float" office:value="12051000" calcext:value-type="float">
            <text:p>12,05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5:.D72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9275000" calcext:value-type="float">
            <text:p>9,275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5 5500G Box</text:p>
          </table:table-cell>
          <table:table-cell table:style-name="ce198" office:value-type="float" office:value="1642000" calcext:value-type="float">
            <text:p>1,642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X99</text:p>
          </table:table-cell>
          <table:table-cell table:style-name="ce200" office:value-type="float" office:value="854000" calcext:value-type="float">
            <text:p>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Intel 2680 v4</text:p>
          </table:table-cell>
          <table:table-cell table:style-name="ce198" office:value-type="float" office:value="312000" calcext:value-type="float">
            <text:p>312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16GB DDR4 ECC</text:p>
          </table:table-cell>
          <table:table-cell table:style-name="ce172" office:value-type="float" office:value="300000" calcext:value-type="float">
            <text:p>300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budget gpu</text:p>
          </table:table-cell>
          <table:table-cell table:style-name="ce198" office:value-type="float" office:value="250000" calcext:value-type="float">
            <text:p>250,00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45000" calcext:value-type="float">
            <text:p>945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6" office:value-type="string" calcext:value-type="string">
            <text:p>CPU Cooling</text:p>
          </table:table-cell>
          <table:table-cell table:style-name="ce154" office:value-type="string" calcext:value-type="string">
            <text:p>Heatsink And Fan</text:p>
          </table:table-cell>
          <table:table-cell table:style-name="ce200"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3-26T21:03:07.220952652</dc:date>
    <meta:editing-duration>P21DT18H58M52S</meta:editing-duration>
    <meta:editing-cycles>1046</meta:editing-cycles>
    <meta:generator>LibreOffice/24.8.5.2$Linux_X86_64 LibreOffice_project/480$Build-2</meta:generator>
    <meta:document-statistic meta:table-count="18" meta:cell-count="1348" meta:object-count="0"/>
  </office:meta>
</office:document-meta>
</file>